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FF600001217C621AB8D.svm"/>
  <manifest:file-entry manifest:media-type="" manifest:full-path="Pictures/200000090000323C0000154B405226A9.svm"/>
  <manifest:file-entry manifest:media-type="" manifest:full-path="Pictures/200000090000314E000016893FC5955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text-align="start" style:justify-single-word="false"/>
    </style:style>
    <style:style style:name="P6" style:family="paragraph" style:parent-style-name="Text_20_body" style:list-style-name="L5">
      <style:paragraph-properties fo:text-align="start" style:justify-single-word="false"/>
    </style:style>
    <style:style style:name="P7" style:family="paragraph" style:parent-style-name="Heading_20_1">
      <style:paragraph-properties fo:text-align="start" style:justify-single-word="false"/>
      <style:text-properties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P2 Niveau 1</text:p>
      <text:p text:style-name="P1">Gonzalez Grapin </text:p>
      <text:p text:style-name="P1">Adrien <text:s text:c="4"/>Tanguy</text:p>
      <text:p text:style-name="P1"/>
      <text:h text:style-name="P7" text:outline-level="1">I. Schématisation de la régulation</text:h>
      <text:p text:style-name="P4">1)</text:p>
      <text:p text:style-name="P2"><draw:frame draw:style-name="fr1" draw:name="images1" text:anchor-type="paragraph" svg:width="12.278cm" svg:height="4.63cm" draw:z-index="0"><draw:image xlink:href="Pictures/2000000900002FF600001217C621AB8D.svm" xlink:type="simple" xlink:show="embed" xlink:actuate="onLoad"/></draw:frame></text:p>
      <text:p text:style-name="P2">2)</text:p>
      <text:p text:style-name="P5">grandeur réglée : le niveau </text:p>
      <text:p text:style-name="P5">grandeur réglante : le débit</text:p>
      <text:p text:style-name="P5">grandeur perturbatrice : débit d'entrée</text:p>
      <text:p text:style-name="P5">organe de réglage : l'électrovanne LV1</text:p>
      <text:p text:style-name="P5"/>
      <text:p text:style-name="P5">3)</text:p>
      <text:p text:style-name="P5"><draw:frame draw:style-name="fr2" draw:name="images4" text:anchor-type="paragraph" svg:width="12.861cm" svg:height="5.45cm" draw:z-index="1"><draw:image xlink:href="Pictures/200000090000323C0000154B405226A9.svm" xlink:type="simple" xlink:show="embed" xlink:actuate="onLoad"/></draw:frame></text:p>
      <text:p text:style-name="P5">4) et 5)</text:p>
      <text:p text:style-name="P5">Plus le débit Qin (Qe) augmentera plus la valeur du niveau X augmentera. Plus le débit Qout (Qs) augmentera plus la valeur de X diminura.</text:p>
      <text:p text:style-name="P5"><draw:frame draw:style-name="fr2" draw:name="images2" text:anchor-type="paragraph" svg:width="12.622cm" svg:height="5.77cm" draw:z-index="2"><draw:image xlink:href="Pictures/200000090000314E000016893FC59557.svm" xlink:type="simple" xlink:show="embed" xlink:actuate="onLoad"/></draw:frame><text:soft-page-break/></text:p>
      <text:p text:style-name="P5"/>
      <text:p text:style-name="P5">6) LV1 est normalement fermée, lorsqu'elle reçoit la commande du régulateur, elle s'ouvre et fait descendre le niveau du réservoir, donc la mesure du capteur LT diminue, ce qui fait que le procédé est inverse, on a donc un régulateur au sens d'action direct.</text:p>
      <text:p text:style-name="P5"/>
      <text:p text:style-name="P5">7) L'allure de la mesure en fonction du temps est constante, croissante et droite comme une fonction affine.</text:p>
      <text:p text:style-name="P5"/>
      <text:p text:style-name="P5">8) Le bloc est donc intégrateur.</text:p>
      <text:p text:style-name="P5"/>
      <text:h text:style-name="P7" text:outline-level="1">II. L’erreur statique quand Qin = 0</text:h>
      <text:p text:style-name="P5"/>
      <text:p text:style-name="P5">1)La valeur de Qout à la meme valeur que Qin si la valeur de la mesure est constante, donc Qout vaut 0.</text:p>
      <text:p text:style-name="P5">2) La valeur de Y est 0 car LV1 est déjà fermée.</text:p>
      <text:p text:style-name="P5">3)X est constant et proportionelle à Y, or Y est égal à 0 donc l'erreur statique étant la soustraction de W par X, donc l'erreur statique est égale à la consigne soit 50%.</text:p>
      <text:p text:style-name="P5">4) Pour 10%:on a une erreur statique de 8%.</text:p>
      <text:p text:style-name="P5"><text:s text:c="4"/>Pour 20%: on a une erreur de 9%.</text:p>
      <text:p text:style-name="P5">5)elle sont différentes car le Xp est pas le même</text:p>
      <text:h text:style-name="P7" text:outline-level="1">III. L’erreur statique quand Qin ≠ 0</text:h>
      <text:p text:style-name="P5">1)il faut une commande 56% pour avoir la mesure de 50%.</text:p>
      <text:p text:style-name="P5">2)la valeur de Y sera de 100%</text:p>
      <text:p text:style-name="P5">3)pour 10%: l'erreur statique est de 7%</text:p>
      <text:p text:style-name="P5"><text:s text:c="3"/>pour 20%: l'erreur statique est de 8%</text:p>
      <text:p text:style-name="P5">4)le matériel est défectueux, et manque de précision.</text:p>
      <text:p text:style-name="P5">5)elle sont différentes car le Xp est pas le même</text:p>
      <text:list xml:id="list25468178" text:style-name="L5">
        <text:list-item>
          <text:p text:style-name="P6"><text:soft-page-break/>une remise à niveau du matériel</text:p>
        </text:list-item>
        <text:list-item>
          <text:p text:style-name="P6">pour Xp = 20% l'erreur statique est de 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9-11-05T03:01:31.28</meta:creation-date>
    <meta:document-statistic meta:table-count="0" meta:image-count="3" meta:object-count="0" meta:page-count="3" meta:paragraph-count="32" meta:word-count="307" meta:character-count="1623"/>
    <dc:date>2019-11-05T05:33:46.62</dc:date>
    <meta:editing-duration>PT14M53S</meta:editing-duration>
    <meta:editing-cycles>1</meta:editing-cycles>
    <meta:generator>LibreOffice/3.3$Win32 LibreOffice_project/330m19$Build-202</meta:generator>
  </office:meta>
</office:document-meta>
</file>